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9d47" officeooo:paragraph-rsid="001e9d47"/>
    </style:style>
    <style:style style:name="P2" style:family="paragraph" style:parent-style-name="Standard">
      <style:paragraph-properties fo:text-align="center" style:justify-single-word="false"/>
      <style:text-properties officeooo:rsid="001e9d47" officeooo:paragraph-rsid="001e9d47"/>
    </style:style>
    <style:style style:name="P3" style:family="paragraph" style:parent-style-name="Standard">
      <style:text-properties officeooo:rsid="00219e1d" officeooo:paragraph-rsid="00219e1d"/>
    </style:style>
    <style:style style:name="P4" style:family="paragraph" style:parent-style-name="Standard">
      <style:text-properties officeooo:rsid="0022f03f" officeooo:paragraph-rsid="0023b431"/>
    </style:style>
    <style:style style:name="P5" style:family="paragraph" style:parent-style-name="Standard">
      <style:text-properties officeooo:rsid="0023b431" officeooo:paragraph-rsid="0023b431"/>
    </style:style>
    <style:style style:name="T1" style:family="text">
      <style:text-properties officeooo:rsid="001e9d47"/>
    </style:style>
    <style:style style:name="T2" style:family="text">
      <style:text-properties officeooo:rsid="001ee5a9"/>
    </style:style>
    <style:style style:name="T3" style:family="text">
      <style:text-properties officeooo:rsid="0022f03f"/>
    </style:style>
    <style:style style:name="T4" style:family="text">
      <style:text-properties officeooo:rsid="0023b4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M</text:p>
      <text:p text:style-name="P1">Tom Dale &amp; Tersa Almaw</text:p>
      <text:p text:style-name="P1">Algorithm Design &amp; Analysis</text:p>
      <text:p text:style-name="P1">Midterm 2 Project</text:p>
      <text:p text:style-name="P1"/>
      <text:p text:style-name="P1">Nim is a game where two players take turns taking objects from a pile. The pile has some starting amount of objects, and both players need to take between 1 and X number of items from the heap per turn. X being some agreed upon number chosen at the start. The winner of nim is the player to take the last item from the heap. Nim <text:span text:style-name="T2">is a good algorithms example because there is a proper winner depending on the intitial game conditions. By holding to the simple rule of being in an “optimal” position every turn, one player is set to win before any objects are even taken. </text:span></text:p>
      <text:p text:style-name="P1"/>
      <text:p text:style-name="P1">How to Play:</text:p>
      <text:p text:style-name="Standard">To play, <text:span text:style-name="T1">run </text:span><text:s/>the <text:span text:style-name="T1">nim.cpp</text:span> program and <text:span text:style-name="T1">follow the prompts. Choose the</text:span> size of the heap, and the max size that a hand can be. T<text:span text:style-name="T1">h</text:span>e computer will then randomly decide who gets to start. Take turns with the computer player taking a number between 1 and the maximum hand specified The person to takes the last object from the heap is the winner. The computer will <text:span text:style-name="T1">announce</text:span> the winner and also note who should've won. This is possible because the initial conditions of Nim <text:span text:style-name="T1">guarantees</text:span> a winner if</text:p>
      <text:p text:style-name="Standard">the player knows the proper algorithm. <text:span text:style-name="T1">To play again just type ‘y’, to stop playing type ‘n’</text:span></text:p>
      <text:p text:style-name="Standard"/>
      <text:p text:style-name="Standard">Our program is a simple C++ code <text:span text:style-name="T2">that doesn’t need any special libraries. The user communicates over terminal. Our program contains bad input handling, and a play again loop. The user sets the initial values and decides to go first or second. This data, as a well as user turn information is given to a function that returns the computer’s number of turns. The computer will take the remaining objects if it can, other wise it will take a number of objects <text:s/>equal to the size of heap modulus the max hand +1, to put the user in a bad postion. If however the computer starts in a bad position then there is nothing to do but take a random amount of items from the heap between 1 and maxHand. </text:span></text:p>
      <text:p text:style-name="Standard"/>
      <text:p text:style-name="P3">After the winner is announced a function called whoShouldHaveWon is called. _______TERRY ADD PARAGRAPH ABOUT THE ALGORITHM HERE. <text:span text:style-name="T3">INCLUDE WHAT CLASS THE ALGORITHM IS IN :)_______</text:span></text:p>
      <text:p text:style-name="P3"/>
      <text:p text:style-name="P3"/>
      <text:p text:style-name="P4">Our time and space bounds of this problem are fairly trivial. Function <text:span text:style-name="T4">needs only ____(TERRY) </text:span></text:p>
      <text:p text:style-name="P4"><text:span text:style-name="T4">insert number of comparisons and multiplications your function needed)______ as shown above. The space bounds are the size of integers, but playing nim on more than 32,767 objects seems like an implausible scenario. A type change could easily fix this spatial bound.</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7:25:36.927707223</meta:creation-date>
    <dc:date>2018-12-09T13:28:17.697602631</dc:date>
    <meta:editing-duration>PT6M30S</meta:editing-duration>
    <meta:editing-cycles>2</meta:editing-cycles>
    <meta:generator>LibreOffice/6.0.6.2$Linux_X86_64 LibreOffice_project/00m0$Build-2</meta:generator>
    <meta:document-statistic meta:table-count="0" meta:image-count="0" meta:object-count="0" meta:page-count="1" meta:paragraph-count="12" meta:word-count="444" meta:character-count="2459" meta:non-whitespace-character-count="2022"/>
  </office:meta>
</office:document-meta>
</file>